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left"/>
    </style:style>
    <style:style style:name="Table1.A" style:family="table-column">
      <style:table-column-properties style:column-width="2.141cm"/>
    </style:style>
    <style:style style:name="Table1.B" style:family="table-column">
      <style:table-column-properties style:column-width="2.723cm"/>
    </style:style>
    <style:style style:name="Table1.C" style:family="table-column">
      <style:table-column-properties style:column-width="12.725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 fo:padding="0.106cm" fo:border="0.06pt inset #000000" style:writing-mode="lr-tb"/>
    </style:style>
    <style:style style:name="P3" style:family="paragraph" style:parent-style-name="Text_20_body" style:list-style-name="L1"/>
    <style:style style:name="P4" style:family="paragraph" style:parent-style-name="Text_20_body">
      <style:paragraph-properties fo:margin-top="0cm" fo:margin-bottom="0.071cm" loext:contextual-spacing="false"/>
    </style:style>
    <style:style style:name="P5" style:family="paragraph" style:parent-style-name="Standard">
      <style:paragraph-properties fo:margin-top="0cm" fo:margin-bottom="0.499cm" loext:contextual-spacing="false"/>
    </style:style>
    <style:style style:name="P6" style:family="paragraph" style:parent-style-name="Standard">
      <style:paragraph-properties fo:margin-top="0cm" fo:margin-bottom="0.071cm" loext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Name of shell</text:p>
          </table:table-cell>
          <table:table-cell table:style-name="Table1.A1" office:value-type="string">
            <text:p text:style-name="Table_20_Heading">Command name</text:p>
          </table:table-cell>
          <table:table-cell table:style-name="Table1.A1" office:value-type="string">
            <text:p text:style-name="Table_20_Heading">Description</text:p>
          </table:table-cell>
        </table:table-row>
        <table:table-row>
          <table:table-cell table:style-name="Table1.A1" office:value-type="string">
            <text:p text:style-name="Table_20_Contents">Bourne shell</text:p>
          </table:table-cell>
          <table:table-cell table:style-name="Table1.A1" office:value-type="string">
            <text:p text:style-name="Table_20_Contents">sh</text:p>
          </table:table-cell>
          <table:table-cell table:style-name="Table1.A1" office:value-type="string">
            <text:p text:style-name="Table_20_Contents">The most basic shell available on all UNIX systems</text:p>
          </table:table-cell>
        </table:table-row>
        <table:table-row>
          <table:table-cell table:style-name="Table1.A1" office:value-type="string">
            <text:p text:style-name="Table_20_Contents">Korn Shell</text:p>
          </table:table-cell>
          <table:table-cell table:style-name="Table1.A1" office:value-type="string">
            <text:p text:style-name="Table_20_Contents">ksh / pdksh</text:p>
          </table:table-cell>
          <table:table-cell table:style-name="Table1.A1" office:value-type="string">
            <text:p text:style-name="Table_20_Contents">Based on the Bourne shell with enhancements</text:p>
          </table:table-cell>
        </table:table-row>
        <table:table-row>
          <table:table-cell table:style-name="Table1.A1" office:value-type="string">
            <text:p text:style-name="Table_20_Contents">C Shell</text:p>
          </table:table-cell>
          <table:table-cell table:style-name="Table1.A1" office:value-type="string">
            <text:p text:style-name="Table_20_Contents">csh</text:p>
          </table:table-cell>
          <table:table-cell table:style-name="Table1.A1" office:value-type="string">
            <text:p text:style-name="Table_20_Contents">Similar to the C programming language in syntax</text:p>
          </table:table-cell>
        </table:table-row>
        <table:table-row>
          <table:table-cell table:style-name="Table1.A1" office:value-type="string">
            <text:p text:style-name="Table_20_Contents">Bash Shell</text:p>
          </table:table-cell>
          <table:table-cell table:style-name="Table1.A1" office:value-type="string">
            <text:p text:style-name="Table_20_Contents">bash</text:p>
          </table:table-cell>
          <table:table-cell table:style-name="Table1.A1" office:value-type="string">
            <text:p text:style-name="Table_20_Contents">Bourne Again Shell combines the advantages of the Korn Shell and the C Shell. The default on most Linux distributions.</text:p>
          </table:table-cell>
        </table:table-row>
        <table:table-row>
          <table:table-cell table:style-name="Table1.A1" office:value-type="string">
            <text:p text:style-name="Table_20_Contents">tcsh</text:p>
          </table:table-cell>
          <table:table-cell table:style-name="Table1.A1" office:value-type="string">
            <text:p text:style-name="Table_20_Contents">tcsh</text:p>
          </table:table-cell>
          <table:table-cell table:style-name="Table1.A1" office:value-type="string">
            <text:p text:style-name="Table_20_Contents">Similar to the C Shell</text:p>
          </table:table-cell>
        </table:table-row>
      </table:table>
      <text:p text:style-name="Standard"/>
      <text:p text:style-name="Standard"/>
      <text:p text:style-name="Text_20_body">There are 3 approaches to finding the <text:span text:style-name="Strong_20_Emphasis">name</text:span> of the current shell's executable:</text:p>
      <text:p text:style-name="Text_20_body">Please note that all 3 approaches can be fooled if the executable of the shell is <text:span text:style-name="Source_20_Text">/bin/sh</text:span> but it's really a renamed <text:span text:style-name="Source_20_Text">bash</text:span>, for example (which frequently happens). </text:p>
      <text:p text:style-name="Text_20_body"><text:span text:style-name="Emphasis">Thus your second question of whether </text:span><text:span text:style-name="Emphasis"><text:span text:style-name="Source_20_Text">ps</text:span></text:span><text:span text:style-name="Emphasis"> output will do is answered with "</text:span><text:span text:style-name="Emphasis"><text:span text:style-name="Strong_20_Emphasis">not always</text:span></text:span><text:span text:style-name="Emphasis">".</text:span></text:p>
      <text:list xml:id="list1931850995457803006" text:style-name="L1">
        <text:list-item>
          <text:p text:style-name="P3"><text:span text:style-name="Source_20_Text">echo $0</text:span> - will print the program name... which in the case of shell is the actual shell</text:p>
        </text:list-item>
        <text:list-item>
          <text:p text:style-name="P3"><text:span text:style-name="Source_20_Text">ps -ef | grep $$ | grep -v grep</text:span> - This will look for the current process ID in the list of running processes. Since the current process is shell, it will be included. </text:p>
          <text:p text:style-name="P3">This is not 100% reliable, as you might have OTHER processes whose <text:span text:style-name="Source_20_Text">ps</text:span> listing includes the same number as shell's process ID, especially if that ID is a small # (e.g. if shell's PID is "5", you may find processes called "java5" or "perl5" in the same <text:span text:style-name="Source_20_Text">grep</text:span> output!). <text:span text:style-name="Emphasis">This is the second problem with the "ps" approach, on top of not being able to rely on the shell name.</text:span></text:p>
        </text:list-item>
        <text:list-item>
          <text:p text:style-name="P3"><text:span text:style-name="Source_20_Text">echo $SHELL</text:span> - The path to the current shell is stored as the <text:span text:style-name="Source_20_Text">SHELL</text:span> variable for any shell. The caveat for this one is that if you launch a shell explicitly as a subprocess (e.g. it's not your login shell), you will get your login shell's value instead. If that's a possibility, use the <text:span text:style-name="Source_20_Text">ps</text:span> or <text:span text:style-name="Source_20_Text">$0</text:span> approach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pan text:style-name="Strong_20_Emphasis">How can I run a command on another shell without changing the current shell?</text:span></text:p>
      <text:p text:style-name="Standard"/>
      <text:p text:style-name="P2">sh -c "/bin/echo Hello; echo Bye"</text:p>
      <text:p text:style-name="Standard"/>
      <text:p text:style-name="Standard"/>
      <text:p text:style-name="Standard">to run a command in another shell you need to specific the shell that you want to run in and follow it with the command that you are going to run. The "-c" argument means that there are commands to run in this shell. This is the same for all shells.</text:p>
      <text:p text:style-name="Standard"/>
      <text:p text:style-name="Standard"/>
      <text:p text:style-name="Standard"/>
      <text:p text:style-name="P5">you can split by separete scripts and you can use these in one script with ". script_name.sh"<text:line-break/><text:line-break/></text:p>
      <text:section text:style-name="Sect1" text:name="post_message_302524452">
        <text:p text:style-name="P6">Code:</text:p>
        <text:p text:style-name="Preformatted_20_Text">#!/bin/bash</text:p>
        <text:p text:style-name="Preformatted_20_Text">## another.bash</text:p>
        <text:p text:style-name="Preformatted_20_Text"># bash commands</text:p>
        <text:p text:style-name="P1"># ......</text:p>
      </text:section>
      <text:p text:style-name="P5"><text:line-break/></text:p>
      <text:p text:style-name="P6">Code:</text:p>
      <text:p text:style-name="Preformatted_20_Text">#!/bin/sh</text:p>
      <text:p text:style-name="Preformatted_20_Text">....</text:p>
      <text:p text:style-name="Preformatted_20_Text">.....</text:p>
      <text:p text:style-name="Preformatted_20_Text">. ./another1.bash</text:p>
      <text:p text:style-name="Preformatted_20_Text">. ./another2.bash</text:p>
      <text:p text:style-name="Preformatted_20_Text">......</text:p>
      <text:p text:style-name="P1">......</text:p>
      <text:p text:style-name="Text_20_body"><text:line-break/>or you can invoke separete sub shells <text:line-break/><text:line-break/></text:p>
      <text:p text:style-name="P4">Code:</text:p>
      <text:p text:style-name="Preformatted_20_Text">#!/bin/sh</text:p>
      <text:p text:style-name="Preformatted_20_Text">....</text:p>
      <text:p text:style-name="Preformatted_20_Text">....</text:p>
      <text:p text:style-name="Preformatted_20_Text"><text:s/></text:p>
      <text:p text:style-name="Preformatted_20_Text">bash -c 'command 1</text:p>
      <text:p text:style-name="Preformatted_20_Text">command 2</text:p>
      <text:p text:style-name="Preformatted_20_Text">command 3'</text:p>
      <text:p text:style-name="Preformatted_20_Text">....</text:p>
      <text:p text:style-name="P1">....</text:p>
      <text:p text:style-name="Standard"/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3T19:21:23.630279956</meta:creation-date>
    <dc:date>2018-01-13T19:36:04.509164603</dc:date>
    <meta:editing-duration>PT14M38S</meta:editing-duration>
    <meta:editing-cycles>6</meta:editing-cycles>
    <meta:generator>LibreOffice/5.1.6.2$Linux_X86_64 LibreOffice_project/10m0$Build-2</meta:generator>
    <meta:document-statistic meta:table-count="1" meta:image-count="0" meta:object-count="0" meta:page-count="3" meta:paragraph-count="54" meta:word-count="438" meta:character-count="2325" meta:non-whitespace-character-count="1932"/>
  </office:meta>
</office:document-meta>
</file>